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3.557cm"/>
    </style:style>
    <style:style style:name="gr2" style:family="graphic" style:parent-style-name="standard">
      <style:graphic-properties draw:stroke="none" draw:fill="none" fo:min-height="4.268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none" fo:min-height="0.71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5cm" fo:min-width="12.1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stroke="none" draw:fill="none" fo:min-height="2.135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text-properties fo:font-size="18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layer="layout" svg:width="16.997cm" svg:height="3.807cm" svg:x="5.717cm" svg:y="5.721cm">
          <draw:text-box>
            <text:p><text:tab/><text:tab/> </text:p>
            <text:p><text:tab/><text:tab/>c <text:s/>= ip[0];</text:p>
            <text:p><text:tab/><text:tab/>dp = ip[1];</text:p>
            <text:p><text:tab/><text:tab/>e <text:s/>= ip[2];</text:p>
            <text:p><text:tab/><text:tab/>dp = (dp + ((c+e+2)&gt;&gt;2));</text:p>
          </draw:text-box>
        </draw:frame>
        <draw:frame draw:style-name="gr2" draw:layer="layout" svg:width="18.37cm" svg:height="4.518cm" svg:x="4.43cm" svg:y="11.165cm">
          <draw:text-box>
            <text:p><text:tab/><text:tab/><text:tab/>c = e;</text:p>
            <text:p><text:tab/><text:tab/><text:tab/>bp = dp;</text:p>
            <text:p><text:tab/><text:tab/><text:tab/>dp = ip[1];<text:tab/>// = ip[row][2*col+1]</text:p>
            <text:p><text:tab/><text:tab/><text:tab/>e <text:s/>= ip[2];<text:tab/>// = ip[row][2*col+2]</text:p>
            <text:p><text:tab/><text:tab/><text:tab/>*op <text:s/>= (c+((bp+dp+2)&gt;&gt;2)); //op[0] is obuf[col][row]</text:p>
            <text:p><text:tab/><text:tab/><text:tab/>dp = (dp - ((c+e)&gt;&gt;1));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custom-shape draw:style-name="gr4" draw:text-style-name="P2" draw:layer="layout" svg:width="22cm" svg:height="17.8cm" svg:x="3.6cm" svg:y="1.6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0.853cm" svg:height="0.962cm" svg:x="3.3cm" svg:y="0.338cm">
          <draw:text-box>
            <text:p text:style-name="P3"><text:span text:style-name="T1">0</text:span></text:p>
          </draw:text-box>
        </draw:frame>
        <draw:frame draw:style-name="gr6" draw:text-style-name="P3" draw:layer="layout" svg:width="2.259cm" svg:height="0.963cm" svg:x="25.786cm" svg:y="19.492cm">
          <draw:text-box>
            <text:p text:style-name="P3"><text:span text:style-name="T1">65535</text:span></text:p>
          </draw:text-box>
        </draw:frame>
        <draw:frame draw:style-name="gr7" draw:layer="layout" svg:width="12.6cm" svg:height="5.939cm" svg:x="6.6cm" svg:y="7.2cm">
          <draw:text-box>
            <text:p>Input buffer red 0x850000-0x85FFFF</text:p>
            <text:p>alt <text:s/>buffer red 0x860000-0x86FFFF</text:p>
            <text:p/>
            <text:p>Input buffer gr 0x870000-0x87FFFF</text:p>
            <text:p>alt buffer gr 0x880000-0x88FFFF</text:p>
            <text:p/>
            <text:p>Input buffer bl 0x890000-0x89FFFF</text:p>
            <text:p>alt buffer bl 0x8A0000-0x8AFFFF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custom-shape draw:style-name="gr4" draw:text-style-name="P2" draw:layer="layout" svg:width="22cm" svg:height="17.8cm" svg:x="3.6cm" svg:y="1.6cm">
          <text:p/>
          <draw:enhanced-geometry svg:viewBox="0 0 21600 21600" draw:type="rectangle" draw:enhanced-path="M 0 0 L 21600 0 21600 21600 0 21600 0 0 Z N"/>
        </draw:custom-shape>
        <draw:line draw:style-name="gr8" draw:text-style-name="P2" draw:layer="layout" svg:x1="14.8cm" svg:y1="1.6cm" svg:x2="14.8cm" svg:y2="19.4cm">
          <text:p/>
        </draw:line>
        <draw:line draw:style-name="gr8" draw:text-style-name="P2" draw:layer="layout" svg:x1="3.6cm" svg:y1="9.6cm" svg:x2="25.6cm" svg:y2="9.4cm">
          <text:p/>
        </draw:line>
        <draw:frame draw:style-name="gr5" draw:text-style-name="P3" draw:layer="layout" svg:width="0.853cm" svg:height="0.962cm" svg:x="3.3cm" svg:y="0.338cm">
          <draw:text-box>
            <text:p><text:span text:style-name="T1">0</text:span></text:p>
          </draw:text-box>
        </draw:frame>
        <draw:frame draw:style-name="gr5" draw:text-style-name="P3" draw:layer="layout" svg:width="2.259cm" svg:height="0.962cm" svg:x="25.6cm" svg:y="8.438cm">
          <draw:text-box>
            <text:p><text:span text:style-name="T1">32767</text:span></text:p>
          </draw:text-box>
        </draw:frame>
        <draw:frame draw:style-name="gr6" draw:text-style-name="P3" draw:layer="layout" svg:width="2.259cm" svg:height="0.963cm" svg:x="0.586cm" svg:y="9.792cm">
          <draw:text-box>
            <text:p><text:span text:style-name="T1">32768</text:span></text:p>
          </draw:text-box>
        </draw:frame>
        <draw:frame draw:style-name="gr6" draw:text-style-name="P3" draw:layer="layout" svg:width="2.259cm" svg:height="0.963cm" svg:x="25.786cm" svg:y="19.492cm">
          <draw:text-box>
            <text:p><text:span text:style-name="T1">65535</text:span></text:p>
          </draw:text-box>
        </draw:frame>
        <draw:custom-shape draw:style-name="gr9" draw:text-style-name="P2" draw:layer="layout" svg:width="10.8cm" svg:height="9.8cm" svg:x="14.8cm" svg:y="9.5cm">
          <text:p/>
          <draw:enhanced-geometry svg:viewBox="0 0 21600 21600" draw:type="rectangle" draw:enhanced-path="M 0 0 L 21600 0 21600 21600 0 21600 0 0 Z N"/>
        </draw:custom-shape>
        <draw:frame draw:style-name="gr5" draw:layer="layout" svg:width="2.259cm" svg:height="0.962cm" svg:x="12.8cm" svg:y="9.7cm">
          <draw:text-box>
            <text:p>32896</text:p>
          </draw:text-box>
        </draw:frame>
        <draw:frame draw:style-name="gr6" draw:layer="layout" svg:width="10.323cm" svg:height="3.806cm" svg:x="10.077cm" svg:y="0.794cm">
          <draw:text-box>
            <text:p>alt <text:s/>buffer red 0x860000-0x86FFFF</text:p>
            <text:p>alt buffer gr 0x880000-0x88FFFF</text:p>
            <text:p>alt buffer bl 0x8A0000-0x8AFFFF</text:p>
            <text:p/>
            <text:p/>
          </draw:text-box>
        </draw:frame>
        <draw:frame draw:style-name="gr6" draw:layer="layout" svg:width="9.794cm" svg:height="0.963cm" svg:x="4.706cm" svg:y="0.8cm">
          <draw:text-box>
            <text:p><text:s/></text:p>
          </draw:text-box>
        </draw:frame>
        <draw:frame draw:style-name="gr6" draw:layer="layout" svg:width="9.866cm" svg:height="0.963cm" svg:x="14.815cm" svg:y="0.121cm">
          <draw:text-box>
            <text:p><text:s/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custom-shape draw:style-name="gr4" draw:text-style-name="P2" draw:layer="layout" svg:width="22cm" svg:height="17.8cm" svg:x="3.6cm" svg:y="1.6cm">
          <text:p/>
          <draw:enhanced-geometry svg:viewBox="0 0 21600 21600" draw:type="rectangle" draw:enhanced-path="M 0 0 L 21600 0 21600 21600 0 21600 0 0 Z N"/>
        </draw:custom-shape>
        <draw:line draw:style-name="gr8" draw:text-style-name="P2" draw:layer="layout" svg:x1="14.8cm" svg:y1="1.6cm" svg:x2="14.8cm" svg:y2="19.4cm">
          <text:p/>
        </draw:line>
        <draw:line draw:style-name="gr8" draw:text-style-name="P2" draw:layer="layout" svg:x1="3.6cm" svg:y1="9.6cm" svg:x2="25.6cm" svg:y2="9.4cm">
          <text:p/>
        </draw:line>
        <draw:line draw:style-name="gr8" draw:text-style-name="P2" draw:layer="layout" svg:x1="20.4cm" svg:y1="14.4cm" svg:x2="20.4cm" svg:y2="19.4cm">
          <text:p/>
        </draw:line>
        <draw:line draw:style-name="gr8" draw:text-style-name="P2" draw:layer="layout" svg:x1="20.4cm" svg:y1="14.4cm" svg:x2="25.6cm" svg:y2="14.4cm">
          <text:p/>
        </draw:line>
        <draw:line draw:style-name="gr8" draw:text-style-name="P2" draw:layer="layout" svg:x1="23cm" svg:y1="14.4cm" svg:x2="23cm" svg:y2="19.4cm">
          <text:p/>
        </draw:line>
        <draw:line draw:style-name="gr8" draw:text-style-name="P2" draw:layer="layout" svg:x1="20.4cm" svg:y1="17cm" svg:x2="25.6cm" svg:y2="17cm">
          <text:p/>
        </draw:line>
        <draw:frame draw:style-name="gr5" draw:text-style-name="P3" draw:layer="layout" svg:width="0.853cm" svg:height="0.962cm" svg:x="3.3cm" svg:y="0.338cm">
          <draw:text-box>
            <text:p><text:span text:style-name="T1">0</text:span></text:p>
          </draw:text-box>
        </draw:frame>
        <draw:frame draw:style-name="gr5" draw:text-style-name="P3" draw:layer="layout" svg:width="2.259cm" svg:height="0.962cm" svg:x="25.6cm" svg:y="8.438cm">
          <draw:text-box>
            <text:p><text:span text:style-name="T1">32767</text:span></text:p>
          </draw:text-box>
        </draw:frame>
        <draw:frame draw:style-name="gr6" draw:text-style-name="P3" draw:layer="layout" svg:width="2.259cm" svg:height="0.963cm" svg:x="0.586cm" svg:y="9.792cm">
          <draw:text-box>
            <text:p><text:span text:style-name="T1">32768</text:span></text:p>
          </draw:text-box>
        </draw:frame>
        <draw:frame draw:style-name="gr6" draw:text-style-name="P3" draw:layer="layout" svg:width="2.259cm" svg:height="0.963cm" svg:x="25.786cm" svg:y="19.492cm">
          <draw:text-box>
            <text:p><text:span text:style-name="T1">65535</text:span></text:p>
          </draw:text-box>
        </draw:frame>
        <draw:frame draw:style-name="gr5" draw:text-style-name="P3" draw:layer="layout" svg:width="2.259cm" svg:height="0.962cm" svg:x="1cm" svg:y="14.8cm">
          <draw:text-box>
            <text:p><text:span text:style-name="T1">49152</text:span></text:p>
          </draw:text-box>
        </draw:frame>
        <draw:frame draw:style-name="gr6" draw:text-style-name="P3" draw:layer="layout" svg:width="2.259cm" svg:height="0.963cm" svg:x="25.586cm" svg:y="13.143cm">
          <draw:text-box>
            <text:p><text:span text:style-name="T1">49151</text:span></text:p>
          </draw:text-box>
        </draw:frame>
        <draw:custom-shape draw:style-name="gr9" draw:text-style-name="P2" draw:layer="layout" svg:width="5.2cm" svg:height="5cm" svg:x="20.4cm" svg:y="14.4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2.259cm" svg:height="0.963cm" svg:x="17.986cm" svg:y="14.592cm">
          <draw:text-box>
            <text:p>49344</text:p>
          </draw:text-box>
        </draw:frame>
        <draw:frame draw:style-name="gr10" draw:layer="layout" svg:width="10.323cm" svg:height="2.385cm" svg:x="10.6cm" svg:y="0.815cm">
          <draw:text-box>
            <text:p>alt <text:s/>buffer red 0x860000-0x86FFFF</text:p>
            <text:p>alt buffer gr 0x880000-0x88FFFF</text:p>
            <text:p>alt buffer bl 0x8A0000-0x8AFFFF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custom-shape draw:style-name="gr4" draw:text-style-name="P2" draw:layer="layout" svg:width="22cm" svg:height="17.8cm" svg:x="3.6cm" svg:y="1.6cm">
          <text:p/>
          <draw:enhanced-geometry svg:viewBox="0 0 21600 21600" draw:type="rectangle" draw:enhanced-path="M 0 0 L 21600 0 21600 21600 0 21600 0 0 Z N"/>
        </draw:custom-shape>
        <draw:line draw:style-name="gr8" draw:text-style-name="P2" draw:layer="layout" svg:x1="23cm" svg:y1="17cm" svg:x2="23cm" svg:y2="19.4cm">
          <text:p/>
        </draw:line>
        <draw:line draw:style-name="gr8" draw:text-style-name="P2" draw:layer="layout" svg:x1="23cm" svg:y1="17cm" svg:x2="25.6cm" svg:y2="17cm">
          <text:p/>
        </draw:line>
        <draw:frame draw:style-name="gr5" draw:layer="layout" svg:width="0.853cm" svg:height="0.962cm" svg:x="3.3cm" svg:y="0.338cm">
          <draw:text-box>
            <text:p>0</text:p>
          </draw:text-box>
        </draw:frame>
        <draw:frame draw:style-name="gr5" draw:layer="layout" svg:width="2.259cm" svg:height="0.962cm" svg:x="25.6cm" svg:y="16.938cm">
          <draw:text-box>
            <text:p>57343</text:p>
          </draw:text-box>
        </draw:frame>
        <draw:frame draw:style-name="gr6" draw:layer="layout" svg:width="2.259cm" svg:height="0.963cm" svg:x="0.586cm" svg:y="9.792cm">
          <draw:text-box>
            <text:p><text:s/></text:p>
          </draw:text-box>
        </draw:frame>
        <draw:frame draw:style-name="gr6" draw:layer="layout" svg:width="2.259cm" svg:height="0.963cm" svg:x="25.786cm" svg:y="19.492cm">
          <draw:text-box>
            <text:p>65535</text:p>
          </draw:text-box>
        </draw:frame>
        <draw:frame draw:style-name="gr5" draw:layer="layout" svg:width="0.68cm" svg:height="0.962cm" svg:x="1cm" svg:y="14.8cm">
          <draw:text-box>
            <text:p><text:s/></text:p>
          </draw:text-box>
        </draw:frame>
        <draw:frame draw:style-name="gr6" draw:layer="layout" svg:width="2.259cm" svg:height="0.963cm" svg:x="25.586cm" svg:y="13.143cm">
          <draw:text-box>
            <text:p><text:s/></text:p>
          </draw:text-box>
        </draw:frame>
        <draw:custom-shape draw:style-name="gr9" draw:text-style-name="P2" draw:layer="layout" svg:width="2.6cm" svg:height="2.4cm" svg:x="23cm" svg:y="17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2.259cm" svg:height="0.963cm" svg:x="20.586cm" svg:y="16.866cm">
          <draw:text-box>
            <text:p>57321</text:p>
          </draw:text-box>
        </draw:frame>
        <draw:frame draw:style-name="gr10" draw:layer="layout" svg:width="10.323cm" svg:height="2.385cm" svg:x="9.6cm" svg:y="0.8cm">
          <draw:text-box>
            <text:p>alt <text:s/>buffer red 0x860000-0x86FFFF</text:p>
            <text:p>alt buffer gr 0x880000-0x88FFFF</text:p>
            <text:p>alt buffer bl 0x8A0000-0x8AFFFF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7-15T14:14:01</meta:creation-date>
    <dc:date>2016-07-29T11:16:46</dc:date>
    <meta:editing-duration>PT1H21M3S</meta:editing-duration>
    <meta:editing-cycles>19</meta:editing-cycles>
    <meta:generator>LibreOffice/3.5$Linux_X86_64 LibreOffice_project/350m1$Build-2</meta:generator>
    <dc:creator>vidal </dc:creator>
    <meta:document-statistic meta:object-count="77"/>
  </office:meta>
</office:document-meta>
</file>